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justify"/>
    </style:style>
    <style:style style:name="T2" style:parent-style-name="DefaultParagraphFont" style:family="text">
      <style:text-properties fo:font-weight="bold" style:font-weight-asian="bold" style:font-weight-complex="bold"/>
    </style:style>
    <style:style style:name="P3" style:parent-style-name="Standard" style:family="paragraph">
      <style:paragraph-properties fo:text-align="justify"/>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Textbody" style:family="paragraph">
      <style:paragraph-properties fo:text-align="justify"/>
    </style:style>
    <style:style style:name="P13" style:parent-style-name="Textbody" style:family="paragraph">
      <style:paragraph-properties fo:text-align="justify"/>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P18" style:parent-style-name="Textbody" style:family="paragraph">
      <style:paragraph-properties fo:text-align="justify"/>
    </style:style>
    <style:style style:name="P19" style:parent-style-name="Textbody" style:family="paragraph">
      <style:paragraph-properties fo:text-align="justify"/>
    </style:style>
    <style:style style:name="P20"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P21" style:parent-style-name="NormalWeb" style:family="paragraph">
      <style:paragraph-properties fo:text-align="center"/>
    </style:style>
    <style:style style:name="P22" style:parent-style-name="Textbody" style:family="paragraph">
      <style:paragraph-properties fo:text-align="justify"/>
    </style:style>
  </office:automatic-styles>
  <office:body>
    <office:text text:use-soft-page-breaks="true">
      <text:p text:style-name="P1"><text:span text:style-name="T2">Welcome greeting</text:span></text:p>
      <text:p text:style-name="P3">Dear student</text:p>
      <text:p text:style-name="Standard"/>
      <text:p text:style-name="Standard">Welcome to the online course "<text:bookmark-start text:name="yui_3_17_2_1_1632240159907_959"/><text:bookmark-end text:name="yui_3_17_2_1_1632240159907_959"/><text:span text:style-name="T4">Electiva (Negociación de Conflictos)</text:span>". I hope you enjoy this course, just as I also enjoy developing it for you. All the written communication in the course by me to you will be in English. However, you can communicate with me in English or Spanish, as you prefer.</text:p>
      <text:p text:style-name="Standard"/>
      <text:p text:style-name="Standard">Please check out all the information about the course in<text:s/><text:span text:style-name="T5">Primer corte 30% &gt; Learning Resources &gt; Support material &gt; Presentations &gt; 000_syllabus_conflict_neg_2021_2</text:span></text:p>
      <text:p text:style-name="Standard"/>
      <text:p text:style-name="Standard">Best wishes</text:p>
      <text:p text:style-name="Standard"/>
      <text:p text:style-name="Standard">----</text:p>
      <text:p text:style-name="Standard"/>
      <text:p text:style-name="P6">Student evaluation of professor performance Bloque 2</text:p>
      <text:p text:style-name="Standard"/>
      <text:p text:style-name="Standard">Dear students<text:line-break/><text:line-break/>Remember that between<text:s/><text:span text:style-name="T7">2021-03-08</text:span><text:s/>and<text:s/><text:span text:style-name="T8">2021-03-27</text:span><text:s/>you, as a student, have the opportunity to evaluate the performance of the professors associated with the subjects that belong to<text:s/><text:span text:style-name="T9">Bloque 2</text:span>.<text:line-break/><text:line-break/>As a professor, I invite you to assess the performance of the professors taking into account that this evaluation helps the university to offer you a better educational service.<text:line-break/><text:line-break/>Also, remember that your answers will not be associated with your name when the results<text:s/>are presented to the professors, so feel free to share any concerns and suggestions related to the different courses that you are enrolled in<text:s/><text:span text:style-name="T10">Bloque 2</text:span>.<text:line-break/><text:line-break/>Best wishes</text:p>
      <text:p text:style-name="Standard"/>
      <text:p text:style-name="Standard">----</text:p>
      <text:p text:style-name="Standard"/>
      <text:p text:style-name="P11">Grades Questionnaire 1 20%</text:p>
      <text:p text:style-name="P12"/>
      <text:p text:style-name="P13">Dear students</text:p>
      <text:p text:style-name="Textbody">I socialize to you the grades that<text:s/>correspond to<text:s/><text:span text:style-name="T14">Questionnaire 1 20%</text:span>.</text:p>
      <text:p text:style-name="Textbody">If you have any complaints related to<text:s/><text:span text:style-name="T15">Questionnaire 1 20%</text:span>, made them based on the feedbacks taking into account the evaluation parameters.</text:p>
      <text:p text:style-name="Textbody">The deadline to made them is until<text:s/><text:span text:style-name="T16">2021-02-14</text:span><text:s/>at<text:s/><text:span text:style-name="T17">18:30</text:span><text:s/>hours sending an email to<text:span text:style-name="StrongEmphasis"><text:s/>l</text:span><text:span text:style-name="StrongEmphasis">uis.gomezl@unimilitar.edu.co</text:span><text:s/>.</text:p>
      <text:p text:style-name="Textbody">Best wishes</text:p>
      <text:p text:style-name="P18">----</text:p>
      <text:p text:style-name="P19"/>
      <text:h text:style-name="P20" text:outline-level="3">Using Chat GPT for the negotiation simulations</text:h>
      <text:p text:style-name="NormalWeb">Dear students</text:p>
      <text:p text:style-name="NormalWeb">Taking into account the advances in artificial intelligence, there is a really interesting tool called "<text:span text:style-name="Strong">ChatGPT (Chat Generative Pre-trained Transformer)</text:span>", which is a chatbot that creates written content based in the instructions of the final user.</text:p>
      <text:p text:style-name="NormalWeb">If you want more information about this tool check out the following tutorial:<text:s/></text:p>
      <text:p text:style-name="P21"><text:a xlink:href="https://youtu.be/sTeoEFzVNSc" office:target-frame-name="_blank" xlink:show="new"><text:span text:style-name="Hyperlink">https://youtu.be/sTeoEFzVNSc</text:span></text:a></text:p>
      <text:p text:style-name="NormalWeb">Therefore, if you use this tool to create content, you can use this artificial intelligence to create your negotiation strategies but please don't commit plagiarism and always give credit to the machine and its creators.</text:p>
      <text:p text:style-name="NormalWeb">Finally be responsible as a user and have in mind that the system may occasionally generate incorrect or misleading information and produce offensive or biased content. Therefore it is not intended to give advice.</text:p>
      <text:p text:style-name="NormalWeb">Best wishes<text:s/></text:p>
      <text:p text:style-name="NormalWeb">Luis Francisco Gomez</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Strong" style:display-name="Strong" style:family="text" style:parent-style-name="DefaultParagraphFont">
      <style:text-properties fo:font-weight="bold" style:font-weight-asian="bold" style:font-weight-complex="bol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US" style:language-complex="ar" style:country-complex="SA"/>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Luis Francisco Gomez Lopez</dc:creator>
    <meta:creation-date>2020-09-11T18:34:00Z</meta:creation-date>
    <dc:date>2023-04-17T12:23:00Z</dc:date>
    <meta:template xlink:href="Normal" xlink:type="simple"/>
    <meta:editing-cycles>15</meta:editing-cycles>
    <meta:editing-duration>PT2460S</meta:editing-duration>
    <meta:document-statistic meta:page-count="1" meta:paragraph-count="5" meta:word-count="378" meta:character-count="2532" meta:row-count="17" meta:non-whitespace-character-count="2159"/>
  </office:meta>
</office:document-meta>
</file>